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6381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e_primo</text:p>
          </table:table-cell>
          <table:table-cell table:style-name="ce1"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ce3" office:value-type="string" calcext:value-type="string">
            <text:p>verifica_primo(0)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divisore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rimo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16378"/>
        </table:table-row>
        <table:table-row table:style-name="ro1"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False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False</text:p>
          </table:table-cell>
          <table:table-cell table:number-columns-repeated="16381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5T10:32:20.774000000</meta:creation-date>
    <dc:date>2024-03-05T10:40:22.546000000</dc:date>
    <meta:editing-duration>PT8M2S</meta:editing-duration>
    <meta:editing-cycles>1</meta:editing-cycles>
    <meta:document-statistic meta:table-count="1" meta:cell-count="15" meta:object-count="0"/>
    <meta:generator>LibreOffice/7.6.3.2$Windows_X86_64 LibreOffice_project/29d686fea9f6705b262d369fede658f824154cc0</meta:generator>
  </office:meta>
</office:document-meta>
</file>